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29cm" fo:min-width="4.58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279cm" draw:marker-end="Arrow_20_short" draw:marker-end-width="0.737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24cm" fo:min-width="4.53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54cm" svg:x="9.82cm" svg:y="7.35cm">
          <text:p text:style-name="P1">Habita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8cm" svg:height="2.54cm" svg:x="13.7cm" svg:y="12.43cm">
          <text:p text:style-name="P1">present 0<text:line-break/>absent 3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6cm" svg:y1="9.89cm" svg:x2="8.62cm" svg:y2="12.43cm" draw:start-shape="id1" draw:start-glue-point="2" draw:end-shape="id2" draw:end-glue-point="0" svg:d="M12360 9890l-3740 2540" svg:viewBox="0 0 3741 2541">
          <text:p/>
        </draw:connector>
        <draw:connector draw:style-name="gr2" draw:text-style-name="P3" draw:layer="layout" draw:type="line" svg:x1="12.36cm" svg:y1="9.89cm" svg:x2="16.24cm" svg:y2="12.43cm" draw:start-shape="id1" draw:start-glue-point="2" draw:end-shape="id3" draw:end-glue-point="0" svg:d="M12360 9890l3880 2540" svg:viewBox="0 0 3881 2541">
          <text:p/>
        </draw:connector>
        <draw:frame draw:style-name="gr3" draw:text-style-name="P4" draw:layer="layout" svg:width="2.54cm" svg:height="1.673cm" svg:x="8.62cm" svg:y="10.207cm">
          <draw:text-box>
            <text:p>Shrubs</text:p>
          </draw:text-box>
        </draw:frame>
        <draw:custom-shape draw:style-name="gr4" draw:text-style-name="P2" xml:id="id2" draw:id="id2" draw:layer="layout" svg:width="5.08cm" svg:height="2.54cm" svg:x="6.08cm" svg:y="12.43cm">
          <text:p text:style-name="P1">Avg. temp <text:line-break/>&lt; 13.3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08cm" svg:height="2.54cm" svg:x="2.27cm" svg:y="17.51cm">
          <text:p text:style-name="P1">present 0<text:line-break/>absent 1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08cm" svg:height="2.54cm" svg:x="9.89cm" svg:y="17.51cm">
          <text:p text:style-name="P1">present 3<text:line-break/>absent 0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62cm" svg:y1="14.97cm" svg:x2="4.81cm" svg:y2="17.51cm" draw:start-shape="id2" draw:start-glue-point="2" draw:end-shape="id4" draw:end-glue-point="0" svg:d="M8620 14970l-3810 2540" svg:viewBox="0 0 3811 2541">
          <text:p/>
        </draw:connector>
        <draw:connector draw:style-name="gr2" draw:text-style-name="P3" draw:layer="layout" draw:type="line" svg:x1="8.62cm" svg:y1="14.97cm" svg:x2="12.43cm" svg:y2="17.51cm" draw:start-shape="id2" draw:start-glue-point="2" draw:end-shape="id5" draw:end-glue-point="0" svg:d="M8620 14970l3810 2540" svg:viewBox="0 0 3811 2541">
          <text:p/>
        </draw:connector>
        <draw:frame draw:style-name="gr3" draw:text-style-name="P4" draw:layer="layout" svg:width="3.175cm" svg:height="1.673cm" svg:x="4.387cm" svg:y="15.287cm">
          <draw:text-box>
            <text:p>Yes</text:p>
          </draw:text-box>
        </draw:frame>
        <draw:frame draw:style-name="gr3" draw:text-style-name="P4" draw:layer="layout" svg:width="3.81cm" svg:height="1.673cm" svg:x="11.16cm" svg:y="15.287cm">
          <draw:text-box>
            <text:p>No</text:p>
          </draw:text-box>
        </draw:frame>
        <draw:frame draw:style-name="gr5" draw:text-style-name="P4" draw:layer="layout" svg:width="3.492cm" svg:height="1.27cm" svg:x="14.9cm" svg:y="10.207cm">
          <draw:text-box>
            <text:p>Forest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0:45:31.847150717</meta:creation-date>
    <dc:date>2025-05-16T13:55:11.892073753</dc:date>
    <meta:editing-duration>PT2H42M28S</meta:editing-duration>
    <meta:editing-cycles>5</meta:editing-cycles>
    <meta:generator>LibreOffice/24.2.7.2$Linux_X86_64 LibreOffice_project/420$Build-2</meta:generator>
    <meta:document-statistic meta:object-count="13"/>
  </office:meta>
</office:document-meta>
</file>